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20" table:default-cell-style-name="ce15"/>
        <table:table-column table:style-name="co1" table:default-cell-style-name="ce15" table:number-columns-repeated="236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ACS_2010_sm_2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  <table:table-cell table:style-name="ce21" office:value-type="string">
            <text:p>FMR_PCT_Change</text:p>
          </table:table-cell>
          <table:table-cell table:style-name="ce21" office:value-type="string">
            <text:p>FMR_Dollar_Change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600">
            <text:p>60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16666666666667">
            <text:p>1.03166666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903">
            <text:p>9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10077519379846">
            <text:p>1.03100775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9684542586751">
            <text:p>1.02996845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9684542586751">
            <text:p>1.02996845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668">
            <text:p>66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1437125748503">
            <text:p>1.03143712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898">
            <text:p>898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632">
            <text:p>6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0632911392404">
            <text:p>1.03006329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9684542586751">
            <text:p>1.02996845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">
            <text:p>1.0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591">
            <text:p>59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4568527918783">
            <text:p>1.03045685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9684542586751">
            <text:p>1.02996845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">
            <text:p>1.0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1027">
            <text:p>1027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771">
            <text:p>7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8313878080414">
            <text:p>1.02983138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697">
            <text:p>69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15638450502151">
            <text:p>1.03156384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1148">
            <text:p>114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633">
            <text:p>63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0157977883095">
            <text:p>1.03001579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903">
            <text:p>9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10077519379846">
            <text:p>1.03100775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764">
            <text:p>7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83246073298429">
            <text:p>1.01832460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34">
            <text:p>103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903">
            <text:p>9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10077519379846">
            <text:p>1.03100775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592">
            <text:p>59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4054054054055">
            <text:p>1.03040540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898">
            <text:p>898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632">
            <text:p>6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0632911392404">
            <text:p>1.03006329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201">
            <text:p>120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779">
            <text:p>77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5250320924263">
            <text:p>1.02952503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687">
            <text:p>6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5676855895196">
            <text:p>1.03056768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88">
            <text:p>988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802">
            <text:p>8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9251870324189">
            <text:p>1.02992518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591">
            <text:p>59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4568527918783">
            <text:p>1.03045685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4117647058822">
            <text:p>1.02941176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575">
            <text:p>57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1304347826087">
            <text:p>1.03130434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687">
            <text:p>6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5676855895196">
            <text:p>1.03056768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963">
            <text:p>963</text:p>
          </table:table-cell>
          <table:table-cell table:style-name="ce22" office:value-type="float" office:value="1233">
            <text:p>1233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681">
            <text:p>68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370044052864">
            <text:p>1.03083700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903">
            <text:p>9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10077519379846">
            <text:p>1.03100775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687">
            <text:p>6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5676855895196">
            <text:p>1.03056768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687">
            <text:p>6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5676855895196">
            <text:p>1.03056768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1049">
            <text:p>1049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">
            <text:p>1.0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15">
            <text:p>815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595">
            <text:p>59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252100840336">
            <text:p>1.03025210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598">
            <text:p>59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17725752508362">
            <text:p>1.03177257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1102">
            <text:p>110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667">
            <text:p>66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14842578710646">
            <text:p>1.03148425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906">
            <text:p>906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4117647058822">
            <text:p>1.02941176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687">
            <text:p>6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5676855895196">
            <text:p>1.03056768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">
            <text:p>1.0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692">
            <text:p>69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3468208092486">
            <text:p>1.03034682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42">
            <text:p>742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615">
            <text:p>61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8943089430895">
            <text:p>1.03089430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967">
            <text:p>967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1149">
            <text:p>1149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9684542586751">
            <text:p>1.02996845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5">
            <text:p>755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95">
            <text:p>1195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814">
            <text:p>8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42260442260443">
            <text:p>1.04422604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714">
            <text:p>7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8123249299719">
            <text:p>1.03081232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1034">
            <text:p>1034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9684542586751">
            <text:p>1.02996845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1207">
            <text:p>1207</text:p>
          </table:table-cell>
          <table:table-cell table:style-name="ce22" office:value-type="float" office:value="1335">
            <text:p>133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903">
            <text:p>9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10077519379846">
            <text:p>1.03100775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598">
            <text:p>59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17725752508362">
            <text:p>1.03177257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92">
            <text:p>59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04054054054055">
            <text:p>1.03040540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1149">
            <text:p>114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9684542586751">
            <text:p>1.02996845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692">
            <text:p>69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3468208092486">
            <text:p>1.03034682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9684542586751">
            <text:p>1.02996845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1885">
            <text:p>1885</text:p>
          </table:table-cell>
          <table:table-cell table:style-name="ce22" office:value-type="float" office:value="2466">
            <text:p>2466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494">
            <text:p>14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79116465863453">
            <text:p>0.977911647</text:p>
          </table:table-cell>
          <table:table-cell table:style-name="ce22" office:value-type="float" office:value="-33">
            <text:p>-33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97723292469352">
            <text:p>1.02977232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963">
            <text:p>963</text:p>
          </table:table-cell>
          <table:table-cell table:style-name="ce22" office:value-type="float" office:value="1233">
            <text:p>1233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681">
            <text:p>68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8370044052864">
            <text:p>1.03083700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930">
            <text:p>9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01075268817204">
            <text:p>1.0301075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">
            <text:p>1.0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">
            <text:p>1.0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668">
            <text:p>66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1437125748503">
            <text:p>1.03143712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668">
            <text:p>66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1437125748503">
            <text:p>1.03143712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1319">
            <text:p>1319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934">
            <text:p>9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905781584583">
            <text:p>1.0331905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764">
            <text:p>7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83246073298429">
            <text:p>1.018324607</text:p>
          </table:table-cell>
          <table:table-cell table:style-name="ce22" office:value-type="float" office:value="14">
            <text:p>14</text:p>
          </table:table-cell>
        </table:table-row>
      </table:table>
      <table:named-expressions>
        <table:named-expression table:name="EXCEL_DATA" table:base-cell-address="$EXCEL_DATA.$A$1" table:expression="[EXCEL_DATA.$A$1:.$T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